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1.3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7.0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0.06pt solid #000000" style:rotation-angle="61"/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 style:rotation-angle="61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fff00" fo:border="0.06pt solid #000000"/>
    </style:style>
    <style:style style:name="ce8" style:family="table-cell" style:parent-style-name="Default" style:data-style-name="N4">
      <style:table-cell-properties fo:background-color="#ffff00" fo:border="0.06pt solid #000000"/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style:rotation-angle="61"/>
      <style:text-properties fo:font-size="8pt" style:font-size-asian="8pt" style:font-size-complex="8pt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5"/>
        <table:table-column table:style-name="co3" table:number-columns-repeated="11" table:default-cell-style-name="Default"/>
        <table:table-column table:style-name="co3" table:default-cell-style-name="ce5"/>
        <table:table-column table:style-name="co3" table:number-columns-repeated="4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5" table:default-cell-style-name="Default"/>
        <table:table-column table:style-name="co5" table:number-columns-repeated="98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Cuestionario:UT1-AE1. Cuestionario. Introducción seguridad informática</text:p>
          </table:table-cell>
          <table:table-cell table:style-name="ce3" office:value-type="string" calcext:value-type="string">
            <text:p>Tarea:UT1-AEF1. Parte teórica. Calificación definitiva</text:p>
          </table:table-cell>
          <table:table-cell table:style-name="ce1" office:value-type="string" calcext:value-type="string">
            <text:p>Cuestionario:UT1-AER1. Recuperación. Cuestionario. Introducción seguridad informática</text:p>
          </table:table-cell>
          <table:table-cell table:style-name="ce3" office:value-type="string" calcext:value-type="string">
            <text:p>Tarea:UT2-AEF2. Parte práctica. Calificación definitiva</text:p>
          </table:table-cell>
          <table:table-cell table:style-name="ce3" office:value-type="string" calcext:value-type="string">
            <text:p>Cuestionario:UT2-AE1. Seguridad en el entorno físico. Prueba teórica</text:p>
          </table:table-cell>
          <table:table-cell table:style-name="ce1" office:value-type="string" calcext:value-type="string">
            <text:p>Pruebas 1ª evaluación</text:p>
          </table:table-cell>
          <table:table-cell table:style-name="ce1" office:value-type="string" calcext:value-type="string">
            <text:p>Tarea:UT2-AC1. Actividad complementaria. Heartbeat</text:p>
          </table:table-cell>
          <table:table-cell table:style-name="ce1" office:value-type="string" calcext:value-type="string">
            <text:p>Tarea:UT1-A5. Ataques y defensas al protocolo DHCP</text:p>
          </table:table-cell>
          <table:table-cell table:style-name="ce1" office:value-type="string" calcext:value-type="string">
            <text:p>Tarea:UT1-A1. Lección. Introducción a la seguridad informática</text:p>
          </table:table-cell>
          <table:table-cell table:style-name="ce1" office:value-type="string" calcext:value-type="string">
            <text:p>Tarea:UT1-A6. ARP Poisoning </text:p>
          </table:table-cell>
          <table:table-cell table:style-name="ce1" office:value-type="string" calcext:value-type="string">
            <text:p>Tarea:UT1-A7. DHCP spoofing </text:p>
          </table:table-cell>
          <table:table-cell table:style-name="ce1" office:value-type="string" calcext:value-type="string">
            <text:p>Lección:UT2-A1. Seguridad en el entorno físico</text:p>
          </table:table-cell>
          <table:table-cell table:style-name="ce1" office:value-type="string" calcext:value-type="string">
            <text:p>Tarea:UT2-A2. Preguntas a investigar. Seguridad en el entorno físico</text:p>
          </table:table-cell>
          <table:table-cell table:style-name="ce1" office:value-type="string" calcext:value-type="string">
            <text:p>Lección:UT2-A5. Seguridad en el entorno físico (II)</text:p>
          </table:table-cell>
          <table:table-cell table:style-name="ce1" office:value-type="string" calcext:value-type="string">
            <text:p>Tarea:UT2-A7. Vídeos. Seguridad física en el CPD</text:p>
          </table:table-cell>
          <table:table-cell table:style-name="ce1" office:value-type="string" calcext:value-type="string">
            <text:p>Tarea:UT2-A6. Preguntas a investigar. Seguridad en el entorno físico</text:p>
          </table:table-cell>
          <table:table-cell table:style-name="ce3" office:value-type="string" calcext:value-type="string">
            <text:p>Tarea:UT2-A8. Alta disponibilidad en servicios y almacenamiento redundante</text:p>
          </table:table-cell>
          <table:table-cell table:style-name="ce1" office:value-type="string" calcext:value-type="string">
            <text:p>Tarea:UT3-A1. Preguntas. SAI</text:p>
          </table:table-cell>
          <table:table-cell table:style-name="ce1" office:value-type="string" calcext:value-type="string">
            <text:p>Tarea:UT3-A2. Seguridad en el hardware. Servidor NAS</text:p>
          </table:table-cell>
          <table:table-cell table:style-name="ce1" office:value-type="string" calcext:value-type="string">
            <text:p>Tarea:UT1-A2. Introducción a la seguridad informática. Ejercicios</text:p>
          </table:table-cell>
          <table:table-cell table:style-name="ce1" office:value-type="string" calcext:value-type="string">
            <text:p>Tarea:UT1-A3. Introducción a la seguridad informática. Ejercicios II</text:p>
          </table:table-cell>
          <table:table-cell table:style-name="ce3" office:value-type="string" calcext:value-type="string">
            <text:p>Prácticas sin entregar</text:p>
          </table:table-cell>
          <table:table-cell table:style-name="ce3" office:value-type="string" calcext:value-type="string">
            <text:p>% prácticas entregadas</text:p>
          </table:table-cell>
          <table:table-cell table:style-name="ce1" office:value-type="string" calcext:value-type="string">
            <text:p>Prácticas 1ª evaluación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Tarea:Wikicuaderno. 1º trimestre</text:p>
          </table:table-cell>
          <table:table-cell table:style-name="ce1" office:value-type="string" calcext:value-type="string">
            <text:p>Participación - actitud 1ª evaluación</text:p>
          </table:table-cell>
          <table:table-cell table:style-name="ce1" office:value-type="string" calcext:value-type="string">
            <text:p>1ª evaluación</text:p>
          </table:table-cell>
          <table:table-cell table:style-name="ce1" office:value-type="string" calcext:value-type="string">
            <text:p>Eval 1 - Calificación definitiva</text:p>
          </table:table-cell>
          <table:table-cell table:style-name="ce9" table:number-columns-repeated="983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Bermúdez González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7.33" calcext:value-type="float">
            <text:p>7,3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.18" calcext:value-type="float">
            <text:p>8,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formula="of:=(15-[.X2])/15*100" office:value-type="float" office:value="93.3333333333333" calcext:value-type="float">
            <text:p>93,33</text:p>
          </table:table-cell>
          <table:table-cell table:style-name="ce2" office:value-type="float" office:value="8.04" calcext:value-type="float">
            <text:p>8,0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2" office:value-type="float" office:value="7.5" calcext:value-type="float">
            <text:p>7,5</text:p>
          </table:table-cell>
          <table:table-cell table:style-name="ce4" office:value-type="float" office:value="7.5" calcext:value-type="float">
            <text:p>7,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8" table:formula="of:=(15-[.X3])/15*100" office:value-type="float" office:value="26.6666666666667" calcext:value-type="float">
            <text:p>26,67</text:p>
          </table:table-cell>
          <table:table-cell table:style-name="ce2" office:value-type="float" office:value="1.08" calcext:value-type="float">
            <text:p>1,0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4" calcext:value-type="float">
            <text:p>3,5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Ruperth Steven</text:p>
          </table:table-cell>
          <table:table-cell table:style-name="ce2" office:value-type="string" calcext:value-type="string">
            <text:p>Camba Luna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08" calcext:value-type="float">
            <text:p>7,08</text:p>
          </table:table-cell>
          <table:table-cell table:style-name="ce2" office:value-type="float" office:value="6.36" calcext:value-type="float">
            <text:p>6,3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.71" calcext:value-type="float">
            <text:p>5,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.18" calcext:value-type="float">
            <text:p>8,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formula="of:=(15-[.X4])/15*100" office:value-type="float" office:value="93.3333333333333" calcext:value-type="float">
            <text:p>93,33</text:p>
          </table:table-cell>
          <table:table-cell table:style-name="ce2" office:value-type="float" office:value="7.33" calcext:value-type="float">
            <text:p>7,3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72" calcext:value-type="float">
            <text:p>6,7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oncepción Curbelo</text:p>
          </table:table-cell>
          <table:table-cell table:style-name="ce2" office:value-type="float" office:value="7.39" calcext:value-type="float">
            <text:p>7,39</text:p>
          </table:table-cell>
          <table:table-cell table:style-name="ce4" office:value-type="float" office:value="7.4" calcext:value-type="float">
            <text:p>7,4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8.75" calcext:value-type="float">
            <text:p>8,75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38" calcext:value-type="float">
            <text:p>2,3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18" calcext:value-type="float">
            <text:p>8,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(15-[.X5])/15*100" office:value-type="float" office:value="100" calcext:value-type="float">
            <text:p>100,00</text:p>
          </table:table-cell>
          <table:table-cell table:style-name="ce2" office:value-type="float" office:value="8.19" calcext:value-type="float">
            <text:p>8,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Díaz Martín</text:p>
          </table:table-cell>
          <table:table-cell table:style-name="ce2" office:value-type="float" office:value="5.45" calcext:value-type="float">
            <text:p>5,45</text:p>
          </table:table-cell>
          <table:table-cell table:style-name="ce4" office:value-type="float" office:value="5.5" calcext:value-type="float">
            <text:p>5,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.5" calcext:value-type="float">
            <text:p>9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29" calcext:value-type="float">
            <text:p>9,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(15-[.X6])/15*100" office:value-type="float" office:value="80" calcext:value-type="float">
            <text:p>80,00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25" calcext:value-type="float">
            <text:p>3,25</text:p>
          </table:table-cell>
          <table:table-cell table:style-name="ce2" office:value-type="float" office:value="6.72" calcext:value-type="float">
            <text:p>6,7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Gustavo Miguel</text:p>
          </table:table-cell>
          <table:table-cell table:style-name="ce2" office:value-type="string" calcext:value-type="string">
            <text:p>Guillén Rettka</text:p>
          </table:table-cell>
          <table:table-cell table:style-name="ce2" office:value-type="float" office:value="4.92" calcext:value-type="float">
            <text:p>4,92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5" calcext:value-type="float">
            <text:p>7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7" calcext:value-type="float">
            <text:p>7,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15-[.X7])/15*100" office:value-type="float" office:value="66.6666666666667" calcext:value-type="float">
            <text:p>66,67</text:p>
          </table:table-cell>
          <table:table-cell table:style-name="ce2" office:value-type="float" office:value="4.54" calcext:value-type="float">
            <text:p>4,5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12" calcext:value-type="float">
            <text:p>5,1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Paula</text:p>
          </table:table-cell>
          <table:table-cell table:style-name="ce2" office:value-type="string" calcext:value-type="string">
            <text:p>Hernández Corujo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6" calcext:value-type="float">
            <text:p>5,6</text:p>
          </table:table-cell>
          <table:table-cell table:style-name="ce2" office:value-type="float" office:value="5.58" calcext:value-type="float">
            <text:p>5,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08" calcext:value-type="float">
            <text:p>5,08</text:p>
          </table:table-cell>
          <table:table-cell table:style-name="ce2" office:value-type="float" office:value="5.56" calcext:value-type="float">
            <text:p>5,56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.29" calcext:value-type="float">
            <text:p>9,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15-[.X8])/15*100" office:value-type="float" office:value="66.6666666666667" calcext:value-type="float">
            <text:p>66,67</text:p>
          </table:table-cell>
          <table:table-cell table:style-name="ce2" office:value-type="float" office:value="6.16" calcext:value-type="float">
            <text:p>6,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.82" calcext:value-type="float">
            <text:p>5,8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Adriana</text:p>
          </table:table-cell>
          <table:table-cell table:style-name="ce2" office:value-type="string" calcext:value-type="string">
            <text:p>Hernández Rodríguez</text:p>
          </table:table-cell>
          <table:table-cell table:style-name="ce2" office:value-type="float" office:value="7.5" calcext:value-type="float">
            <text:p>7,5</text:p>
          </table:table-cell>
          <table:table-cell table:style-name="ce4" office:value-type="float" office:value="7.5" calcext:value-type="float">
            <text:p>7,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17" calcext:value-type="float">
            <text:p>7,17</text:p>
          </table:table-cell>
          <table:table-cell table:style-name="ce2" office:value-type="float" office:value="7.56" calcext:value-type="float">
            <text:p>7,5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.27" calcext:value-type="float">
            <text:p>7,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9.4" calcext:value-type="float">
            <text:p>9,4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(15-[.X9])/15*100" office:value-type="float" office:value="100" calcext:value-type="float">
            <text:p>100,00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.51" calcext:value-type="float">
            <text:p>7,5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7" calcext:value-type="float">
            <text:p>5,7</text:p>
          </table:table-cell>
          <table:table-cell table:style-name="ce2" office:value-type="float" office:value="5.75" calcext:value-type="float">
            <text:p>5,75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4.57" calcext:value-type="float">
            <text:p>4,5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18" calcext:value-type="float">
            <text:p>8,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(15-[.X10])/15*100" office:value-type="float" office:value="46.6666666666667" calcext:value-type="float">
            <text:p>46,67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.43" calcext:value-type="float">
            <text:p>3,4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José Fabián</text:p>
          </table:table-cell>
          <table:table-cell table:style-name="ce2" office:value-type="string" calcext:value-type="string">
            <text:p>Mba Ndong</text:p>
          </table:table-cell>
          <table:table-cell table:style-name="ce2" office:value-type="float" office:value="3.56" calcext:value-type="float">
            <text:p>3,56</text:p>
          </table:table-cell>
          <table:table-cell table:style-name="ce4" office:value-type="float" office:value="6.6" calcext:value-type="float">
            <text:p>6,6</text:p>
          </table:table-cell>
          <table:table-cell table:style-name="ce2" office:value-type="float" office:value="7.55" calcext:value-type="float">
            <text:p>7,5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83" calcext:value-type="float">
            <text:p>6,83</text:p>
          </table:table-cell>
          <table:table-cell table:style-name="ce2" office:value-type="float" office:value="6.81" calcext:value-type="float">
            <text:p>6,81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(15-[.X11])/15*100" office:value-type="float" office:value="86.6666666666667" calcext:value-type="float">
            <text:p>86,67</text:p>
          </table:table-cell>
          <table:table-cell table:style-name="ce2" office:value-type="float" office:value="6.18" calcext:value-type="float">
            <text:p>6,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.06" calcext:value-type="float">
            <text:p>6,0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Morales Pérez</text:p>
          </table:table-cell>
          <table:table-cell table:style-name="ce2" office:value-type="float" office:value="4.55" calcext:value-type="float">
            <text:p>4,55</text:p>
          </table:table-cell>
          <table:table-cell table:style-name="ce4" office:value-type="float" office:value="7.1" calcext:value-type="float">
            <text:p>7,1</text:p>
          </table:table-cell>
          <table:table-cell table:style-name="ce2" office:value-type="float" office:value="8.05" calcext:value-type="float">
            <text:p>8,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08" calcext:value-type="float">
            <text:p>8,08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1" calcext:value-type="float">
            <text:p>8,1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(15-[.X12])/15*100" office:value-type="float" office:value="80" calcext:value-type="float">
            <text:p>80,00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Miguel Ángel</text:p>
          </table:table-cell>
          <table:table-cell table:style-name="ce2" office:value-type="string" calcext:value-type="string">
            <text:p>Reguera Marrero</text:p>
          </table:table-cell>
          <table:table-cell table:style-name="ce2" office:value-type="float" office:value="5.68" calcext:value-type="float">
            <text:p>5,68</text:p>
          </table:table-cell>
          <table:table-cell table:style-name="ce4" office:value-type="float" office:value="5.7" calcext:value-type="float">
            <text:p>5,7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75" calcext:value-type="float">
            <text:p>6,75</text:p>
          </table:table-cell>
          <table:table-cell table:style-name="ce2" office:value-type="float" office:value="6.82" calcext:value-type="float">
            <text:p>6,8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.36" calcext:value-type="float">
            <text:p>5,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18" calcext:value-type="float">
            <text:p>8,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15-[.X13])/15*100" office:value-type="float" office:value="73.3333333333333" calcext:value-type="float">
            <text:p>73,33</text:p>
          </table:table-cell>
          <table:table-cell table:style-name="ce2" office:value-type="float" office:value="4.19" calcext:value-type="float">
            <text:p>4,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27" calcext:value-type="float">
            <text:p>5,2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Héctor David</text:p>
          </table:table-cell>
          <table:table-cell table:style-name="ce2" office:value-type="string" calcext:value-type="string">
            <text:p>Viera Rodríguez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5.42" calcext:value-type="float">
            <text:p>5,42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2" office:value-type="float" office:value="7.67" calcext:value-type="float">
            <text:p>7,6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.43" calcext:value-type="float">
            <text:p>6,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1" calcext:value-type="float">
            <text:p>8,1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(15-[.X14])/15*100" office:value-type="float" office:value="80" calcext:value-type="float">
            <text:p>80,00</text:p>
          </table:table-cell>
          <table:table-cell table:style-name="ce2" office:value-type="float" office:value="5.63" calcext:value-type="float">
            <text:p>5,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.12" calcext:value-type="float">
            <text:p>6,1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3"/>
        </table:table-row>
        <table:table-row table:style-name="ro2" table:number-rows-repeated="1048561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12-03">00/00/0000</text:date>, <text:time style:data-style-name="N2" text:time-value="11:39:22.60839582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Iván Chillón Garcí­a</meta:initial-creator>
    <meta:creation-date>2015-12-03T04:21:13</meta:creation-date>
    <dc:date>2015-12-03T12:14:45.181114902</dc:date>
    <meta:editing-duration>PT13M44S</meta:editing-duration>
    <meta:editing-cycles>3</meta:editing-cycles>
    <dc:creator>ivan </dc:creator>
    <meta:document-statistic meta:table-count="1" meta:cell-count="434" meta:object-count="0"/>
  </office:meta>
</office:document-meta>
</file>